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bbdac" officeooo:paragraph-rsid="001bbdac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rsid="001bbdac" officeooo:paragraph-rsid="001bbdac" style:font-size-asian="16pt" style:font-weight-asian="bold" style:font-size-complex="16pt" style:font-weight-complex="bold"/>
    </style:style>
    <style:style style:name="T1" style:family="text">
      <style:text-properties officeooo:rsid="001bbda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2013" style:font-style-asian="italic" style:font-style-complex="italic"/>
    </style:style>
    <style:style style:name="T4" style:family="text">
      <style:text-properties officeooo:rsid="001c20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ise to the Lord, the Almighty</text:p>
      <text:p text:style-name="P2"/>
      <text:p text:style-name="P4">Praise to the Lord,</text:p>
      <text:p text:style-name="P4"><text:tab/>the Almighty, the King of Creation!</text:p>
      <text:p text:style-name="P4">O my soul, praise Him,</text:p>
      <text:p text:style-name="P4"><text:tab/>for He is thy health and salvation!</text:p>
      <text:p text:style-name="P4">Come ye who hear,</text:p>
      <text:p text:style-name="P4"><text:tab/>Now to His great throne draw near;</text:p>
      <text:p text:style-name="P4">Join me in glad adoration!</text:p>
      <text:p text:style-name="P4"/>
      <text:p text:style-name="P4">Praise to the Lord,</text:p>
      <text:p text:style-name="P4"><text:tab/>who o’er all things so wondrously reigneth,</text:p>
      <text:p text:style-name="P4">Shelters thee under</text:p>
      <text:p text:style-name="P4"><text:tab/>His wings, yea, so greatly sustaineth.</text:p>
      <text:p text:style-name="P4">Hast thou not seen</text:p>
      <text:p text:style-name="P4"><text:tab/>All that is needful hath been</text:p>
      <text:p text:style-name="P4">Granted in what He ordaineth?</text:p>
      <text:p text:style-name="P4"/>
      <text:p text:style-name="P4">Praise to the Lord,</text:p>
      <text:p text:style-name="P4"><text:tab/>who doth prosper thy work and defend thee;</text:p>
      <text:p text:style-name="P4">Surely His goodness</text:p>
      <text:p text:style-name="P4"><text:tab/>and mercy here daily attend thee.</text:p>
      <text:p text:style-name="P4">Ponder anew</text:p>
      <text:p text:style-name="P4"><text:tab/>What the Almighty can do,</text:p>
      <text:p text:style-name="P4">He who with love doth befriend thee.</text:p>
      <text:p text:style-name="P4"/>
      <text:p text:style-name="P4">Praise to the Lord,</text:p>
      <text:p text:style-name="P4"><text:tab/>O let all that is in me adore Him!</text:p>
      <text:p text:style-name="P4">All that hath life and breath,</text:p>
      <text:p text:style-name="P4"><text:tab/>come now with praises before Him.</text:p>
      <text:p text:style-name="P4">Let the Amen</text:p>
      <text:p text:style-name="P4"><text:tab/>Sound from His people again,</text:p>
      <text:p text:style-name="P4">Gladly for aye we adore Him.</text:p>
      <text:p text:style-name="P3"><text:span text:style-name="T2"/></text:p>
      <text:p text:style-name="P3">Compos<text:span text:style-name="T1">er: </text:span><text:span text:style-name="T3">Stralsund Gesangbuch</text:span><text:span text:style-name="T4">, 1661</text:span></text:p>
      <text:p text:style-name="P3">Lyricist: <text:span text:style-name="T4">Joachim Neander (1650-1688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7T13:57:25.432000000</meta:creation-date>
    <meta:editing-duration>PT2M6S</meta:editing-duration>
    <meta:editing-cycles>2</meta:editing-cycles>
    <meta:generator>LibreOffice/6.4.4.2$Windows_X86_64 LibreOffice_project/3d775be2011f3886db32dfd395a6a6d1ca2630ff</meta:generator>
    <dc:title>Tuba Hymn Lyrics</dc:title>
    <dc:date>2022-09-07T14:13:54.786000000</dc:date>
    <meta:document-statistic meta:table-count="0" meta:image-count="0" meta:object-count="0" meta:page-count="1" meta:paragraph-count="31" meta:word-count="161" meta:character-count="869" meta:non-whitespace-character-count="727"/>
    <meta:template xlink:type="simple" xlink:actuate="onRequest" xlink:title="Tuba Hymn Lyrics" xlink:href="../../../../../AppData/Roaming/LibreOffice/4/user/template/Tuba%20Hymn%20Lyrics.ott" meta:date="2022-09-07T13:57:24.931000000"/>
  </office:meta>
</office:document-meta>
</file>